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12CD823A69051F01348.jpg" manifest:media-type="image/jpeg"/>
  <manifest:file-entry manifest:full-path="Pictures/10000000000005DC00000175B50CF946FF0D146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subtitle">
      <style:graphic-properties draw:fill-color="#ffffff" fo:min-height="16.26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presentation:footer-decl presentation:name="ftr1">PASTE Théo - M1 Infomatique ILIADE</presentation:footer-decl>
      <draw:page draw:name="page1" draw:style-name="dp1" draw:master-page-name="Impress" presentation:presentation-page-layout-name="AL1T0" presentation:use-footer-name="ftr1">
        <office:forms form:automatic-focus="false" form:apply-design-mode="false"/>
        <draw:frame draw:style-name="gr1" draw:text-style-name="P1" draw:layer="layout" svg:width="19.135cm" svg:height="4.757cm" svg:x="0.465cm" svg:y="0.843cm">
          <draw:image xlink:href="Pictures/10000000000005DC00000175B50CF946FF0D1464.jpg" xlink:type="simple" xlink:show="embed" xlink:actuate="onLoad" loext:mime-type="image/jpeg">
            <text:p/>
          </draw:image>
        </draw:frame>
        <draw:frame draw:style-name="gr1" draw:text-style-name="P1" draw:layer="layout" svg:width="7.8cm" svg:height="7.8cm" svg:x="19.6cm" svg:y="0.4cm">
          <draw:image xlink:href="Pictures/100000000000012C0000012CD823A69051F01348.jpg" xlink:type="simple" xlink:show="embed" xlink:actuate="onLoad" loext:mime-type="image/jpeg">
            <text:p/>
          </draw:image>
        </draw:frame>
        <draw:frame presentation:style-name="pr1" draw:layer="layout" svg:width="23.8cm" svg:height="4.615cm" svg:x="2.2cm" svg:y="11.093cm" presentation:class="title" presentation:placeholder="true" presentation:user-transformed="true">
          <draw:text-box/>
        </draw:frame>
        <draw:frame presentation:style-name="pr2" draw:text-style-name="P2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2" presentation:use-footer-name="ftr1">
        <office:forms form:automatic-focus="false" form:apply-design-mode="false"/>
        <draw:frame presentation:style-name="pr4" draw:text-style-name="P2" draw:layer="layout" svg:width="24.599cm" svg:height="16.26cm" svg:x="2cm" svg:y="0.836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32" presentation:use-footer-name="ftr1">
        <office:forms form:automatic-focus="false" form:apply-design-mode="false"/>
        <draw:frame presentation:style-name="pr4" draw:text-style-name="P2" draw:layer="layout" svg:width="24.599cm" svg:height="16.26cm" svg:x="2cm" svg:y="0.836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08:51:49.552779402</meta:creation-date>
    <meta:editing-duration>PT7M18S</meta:editing-duration>
    <meta:editing-cycles>2</meta:editing-cycles>
    <meta:generator>LibreOffice/6.4.7.2$Linux_X86_64 LibreOffice_project/40$Build-2</meta:generator>
    <dc:title>Impress</dc:title>
    <dc:date>2023-06-05T09:09:28.788193493</dc:date>
    <meta:document-statistic meta:object-count="46"/>
  </office:meta>
</office:document-meta>
</file>